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3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Landscape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27"/>
    <style:style style:name="ce4" style:family="table-cell" style:parent-style-name="Default">
      <style:text-properties style:font-name="Arial" style:font-name-asian="WenQuanYi Micro Hei" style:font-name-complex="FreeSans"/>
    </style:style>
    <style:style style:name="ce5" style:family="table-cell" style:parent-style-name="Default" style:data-style-name="N60">
      <style:text-properties style:font-name="Arial" style:font-name-asian="WenQuanYi Micro Hei" style:font-name-complex="FreeSans"/>
    </style:style>
    <style:style style:name="ce6" style:family="table-cell" style:parent-style-name="Default" style:data-style-name="N60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Absolute Runtime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umpy arraywise</text:p>
          </table:table-cell>
          <table:table-cell office:value-type="string" calcext:value-type="string">
            <text:p>julia arraywise</text:p>
          </table:table-cell>
          <table:table-cell office:value-type="string" calcext:value-type="string">
            <text:p>numpy.inner</text:p>
          </table:table-cell>
          <table:table-cell office:value-type="string" calcext:value-type="string">
            <text:p>julia.inner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0.00000417" calcext:value-type="float">
            <text:p>4.17E-006</text:p>
          </table:table-cell>
          <table:table-cell table:style-name="ce1" office:value-type="float" office:value="0.000001" calcext:value-type="float">
            <text:p>1.00E-006</text:p>
          </table:table-cell>
          <table:table-cell table:style-name="ce5" office:value-type="float" office:value="0.000000884" calcext:value-type="float">
            <text:p>8.84E-007</text:p>
          </table:table-cell>
          <table:table-cell table:style-name="ce6" office:value-type="float" office:value="0.0000002018" calcext:value-type="float">
            <text:p>2.02E-007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style-name="ce1" office:value-type="float" office:value="0.00000417" calcext:value-type="float">
            <text:p>4.17E-006</text:p>
          </table:table-cell>
          <table:table-cell table:style-name="ce4" office:value-type="float" office:value="0.0000012" calcext:value-type="float">
            <text:p>0.0000012</text:p>
          </table:table-cell>
          <table:table-cell table:style-name="ce1" office:value-type="float" office:value="0.000000975" calcext:value-type="float">
            <text:p>9.75E-007</text:p>
          </table:table-cell>
          <table:table-cell table:style-name="ce1" office:value-type="float" office:value="0.00000034018" calcext:value-type="float">
            <text:p>3.40E-007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style-name="ce1" office:value-type="float" office:value="0.00000616" calcext:value-type="float">
            <text:p>6.16E-006</text:p>
          </table:table-cell>
          <table:table-cell table:style-name="ce4" office:value-type="float" office:value="0.00000354" calcext:value-type="float">
            <text:p>0.00000354</text:p>
          </table:table-cell>
          <table:table-cell table:style-name="ce1" office:value-type="float" office:value="0.00000184" calcext:value-type="float">
            <text:p>1.84E-006</text:p>
          </table:table-cell>
          <table:table-cell table:style-name="ce1" office:value-type="float" office:value="0.00000171" calcext:value-type="float">
            <text:p>1.71E-006</text:p>
          </table:table-cell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style-name="ce1" office:value-type="float" office:value="0.000022" calcext:value-type="float">
            <text:p>2.20E-005</text:p>
          </table:table-cell>
          <table:table-cell table:style-name="ce4" office:value-type="float" office:value="0.0000252" calcext:value-type="float">
            <text:p>0.0000252</text:p>
          </table:table-cell>
          <table:table-cell table:style-name="ce1" office:value-type="float" office:value="0.0000108" calcext:value-type="float">
            <text:p>1.08E-005</text:p>
          </table:table-cell>
          <table:table-cell table:style-name="ce1" office:value-type="float" office:value="0.00001671" calcext:value-type="float">
            <text:p>1.67E-005</text:p>
          </table:table-cell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0.000157" calcext:value-type="float">
            <text:p>0.000157</text:p>
          </table:table-cell>
          <table:table-cell table:style-name="ce4" office:value-type="float" office:value="0.0002339" calcext:value-type="float">
            <text:p>0.0002339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1683" calcext:value-type="float">
            <text:p>0.0001683</text:p>
          </table:table-cell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office:value-type="float" office:value="0.00315" calcext:value-type="float">
            <text:p>0.00315</text:p>
          </table:table-cell>
          <table:table-cell table:style-name="ce4" office:value-type="float" office:value="0.00378" calcext:value-type="float">
            <text:p>0.00378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/>
          <table:table-cell office:value-type="float" office:value="10000000" calcext:value-type="float">
            <text:p>10000000</text:p>
          </table:table-cell>
          <table:table-cell table:style-name="ce2" office:value-type="float" office:value="0.032" calcext:value-type="float">
            <text:p>0.032</text:p>
          </table:table-cell>
          <table:table-cell office:value-type="float" office:value="0.03778" calcext:value-type="float">
            <text:p>0.03778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2114" calcext:value-type="float">
            <text:p>0.02114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Runtime compared with numpy.inner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umpy arraywise</text:p>
          </table:table-cell>
          <table:table-cell office:value-type="string" calcext:value-type="string">
            <text:p>julia arraywise</text:p>
          </table:table-cell>
          <table:table-cell office:value-type="string" calcext:value-type="string">
            <text:p>numpy.inner</text:p>
          </table:table-cell>
          <table:table-cell office:value-type="string" calcext:value-type="string">
            <text:p>julia.inner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3" table:formula="of:=[.C3]/[.E3]" office:value-type="float" office:value="4.71719457013575" calcext:value-type="float">
            <text:p>4.717</text:p>
          </table:table-cell>
          <table:table-cell table:style-name="ce3" table:formula="of:=[.D3]/[.E3]" office:value-type="float" office:value="1.13122171945701" calcext:value-type="float">
            <text:p>1.131</text:p>
          </table:table-cell>
          <table:table-cell table:style-name="ce3" table:formula="of:=[.E3]/[.E3]" office:value-type="float" office:value="1" calcext:value-type="float">
            <text:p>1.000</text:p>
          </table:table-cell>
          <table:table-cell table:style-name="ce3" table:formula="of:=[.F3]/[.E3]" office:value-type="float" office:value="0.228280542986425" calcext:value-type="float">
            <text:p>0.228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style-name="ce3" table:formula="of:=[.C4]/[.E4]" office:value-type="float" office:value="4.27692307692308" calcext:value-type="float">
            <text:p>4.277</text:p>
          </table:table-cell>
          <table:table-cell table:style-name="ce3" table:formula="of:=[.D4]/[.E4]" office:value-type="float" office:value="1.23076923076923" calcext:value-type="float">
            <text:p>1.231</text:p>
          </table:table-cell>
          <table:table-cell table:style-name="ce3" table:formula="of:=[.E4]/[.E4]" office:value-type="float" office:value="1" calcext:value-type="float">
            <text:p>1.000</text:p>
          </table:table-cell>
          <table:table-cell table:style-name="ce3" table:formula="of:=[.F4]/[.E4]" office:value-type="float" office:value="0.348902564102564" calcext:value-type="float">
            <text:p>0.349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style-name="ce3" table:formula="of:=[.C5]/[.E5]" office:value-type="float" office:value="3.34782608695652" calcext:value-type="float">
            <text:p>3.348</text:p>
          </table:table-cell>
          <table:table-cell table:style-name="ce3" table:formula="of:=[.D5]/[.E5]" office:value-type="float" office:value="1.92391304347826" calcext:value-type="float">
            <text:p>1.924</text:p>
          </table:table-cell>
          <table:table-cell table:style-name="ce3" table:formula="of:=[.E5]/[.E5]" office:value-type="float" office:value="1" calcext:value-type="float">
            <text:p>1.000</text:p>
          </table:table-cell>
          <table:table-cell table:style-name="ce3" table:formula="of:=[.F5]/[.E5]" office:value-type="float" office:value="0.929347826086957" calcext:value-type="float">
            <text:p>0.929</text:p>
          </table:table-cell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style-name="ce3" table:formula="of:=[.C6]/[.E6]" office:value-type="float" office:value="2.03703703703704" calcext:value-type="float">
            <text:p>2.037</text:p>
          </table:table-cell>
          <table:table-cell table:style-name="ce3" table:formula="of:=[.D6]/[.E6]" office:value-type="float" office:value="2.33333333333333" calcext:value-type="float">
            <text:p>2.333</text:p>
          </table:table-cell>
          <table:table-cell table:style-name="ce3" table:formula="of:=[.E6]/[.E6]" office:value-type="float" office:value="1" calcext:value-type="float">
            <text:p>1.000</text:p>
          </table:table-cell>
          <table:table-cell table:style-name="ce3" table:formula="of:=[.F6]/[.E6]" office:value-type="float" office:value="1.54722222222222" calcext:value-type="float">
            <text:p>1.547</text:p>
          </table:table-cell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style-name="ce3" table:formula="of:=[.C7]/[.E7]" office:value-type="float" office:value="1.52427184466019" calcext:value-type="float">
            <text:p>1.524</text:p>
          </table:table-cell>
          <table:table-cell table:style-name="ce3" table:formula="of:=[.D7]/[.E7]" office:value-type="float" office:value="2.27087378640777" calcext:value-type="float">
            <text:p>2.271</text:p>
          </table:table-cell>
          <table:table-cell table:style-name="ce3" table:formula="of:=[.E7]/[.E7]" office:value-type="float" office:value="1" calcext:value-type="float">
            <text:p>1.000</text:p>
          </table:table-cell>
          <table:table-cell table:style-name="ce3" table:formula="of:=[.F7]/[.E7]" office:value-type="float" office:value="1.63398058252427" calcext:value-type="float">
            <text:p>1.634</text:p>
          </table:table-cell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style-name="ce3" table:formula="of:=[.C8]/[.E8]" office:value-type="float" office:value="2.76315789473684" calcext:value-type="float">
            <text:p>2.763</text:p>
          </table:table-cell>
          <table:table-cell table:style-name="ce3" table:formula="of:=[.D8]/[.E8]" office:value-type="float" office:value="3.31578947368421" calcext:value-type="float">
            <text:p>3.316</text:p>
          </table:table-cell>
          <table:table-cell table:style-name="ce3" table:formula="of:=[.E8]/[.E8]" office:value-type="float" office:value="1" calcext:value-type="float">
            <text:p>1.000</text:p>
          </table:table-cell>
          <table:table-cell table:style-name="ce3" table:formula="of:=[.F8]/[.E8]" office:value-type="float" office:value="1.75438596491228" calcext:value-type="float">
            <text:p>1.754</text:p>
          </table:table-cell>
        </table:table-row>
        <table:table-row table:style-name="ro2">
          <table:table-cell/>
          <table:table-cell office:value-type="float" office:value="10000000" calcext:value-type="float">
            <text:p>10000000</text:p>
          </table:table-cell>
          <table:table-cell table:style-name="ce3" table:formula="of:=[.C9]/[.E9]" office:value-type="float" office:value="2.35294117647059" calcext:value-type="float">
            <text:p>2.353</text:p>
          </table:table-cell>
          <table:table-cell table:style-name="ce3" table:formula="of:=[.D9]/[.E9]" office:value-type="float" office:value="2.77794117647059" calcext:value-type="float">
            <text:p>2.778</text:p>
          </table:table-cell>
          <table:table-cell table:style-name="ce3" table:formula="of:=[.E9]/[.E9]" office:value-type="float" office:value="1" calcext:value-type="float">
            <text:p>1.000</text:p>
          </table:table-cell>
          <table:table-cell table:style-name="ce3" table:formula="of:=[.F9]/[.E9]" office:value-type="float" office:value="1.55441176470588" calcext:value-type="float">
            <text:p>1.554</text:p>
          </table:table-cell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0000-00-00T12:16:19.138629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Landscape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.heisters </meta:initial-creator>
    <meta:creation-date>2016-08-25T14:48:32.465229759</meta:creation-date>
    <dc:date>2016-12-21T12:51:33.250114299</dc:date>
    <dc:creator>i.heisters </dc:creator>
    <meta:editing-duration>PT7M6S</meta:editing-duration>
    <meta:editing-cycles>2</meta:editing-cycles>
    <meta:generator>LibreOffice/4.1.6.2$Linux_X86_64 LibreOffice_project/410m0$Build-2</meta:generator>
    <meta:document-statistic meta:table-count="1" meta:cell-count="82" meta:object-count="0"/>
  </office:meta>
</office:document-meta>
</file>